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stroke="solid" svg:stroke-color="#000000" draw:marker-start="Arrow" draw:marker-start-width="0.051cm" draw:marker-end="Arrow" draw:marker-end-width="0.051cm" draw:fill="none" draw:textarea-vertical-align="middle"/>
    </style:style>
    <style:style style:name="gr5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1cm" fo:min-width="2.00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cm" fo:min-width="1.927cm"/>
    </style:style>
    <style:style style:name="gr8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1cm" fo:min-width="1.92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cm" fo:min-width="1.928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1cm" fo:min-width="1.927cm"/>
    </style:style>
    <style:style style:name="gr1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101cm" fo:min-width="4.40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1cm" fo:min-width="4.307cm"/>
    </style:style>
    <style:style style:name="gr13" style:family="graphic" style:parent-style-name="standard">
      <style:graphic-properties draw:fill-color="#72bf44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0.418cm" fo:min-width="13.338cm"/>
    </style:style>
    <style:style style:name="gr1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0.418cm" fo:min-width="13.3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5.2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2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2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4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255cm"/>
    </style:style>
    <style:style style:name="gr2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103cm" fo:min-width="1.927cm"/>
    </style:style>
    <style:style style:name="gr26" style:family="graphic" style:parent-style-name="standard">
      <style:graphic-properties draw:stroke="none" draw:fill="none" fo:min-height="1.03cm"/>
    </style:style>
    <style:style style:name="gr27" style:family="graphic" style:parent-style-name="standard">
      <style:graphic-properties draw:stroke="none" draw:fill="none" fo:min-height="0.9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fo:font-size="17.8999996185303pt"/>
    </style:style>
    <style:style style:name="P7" style:family="paragraph">
      <loext:graphic-properties draw:fill="none" draw:fill-color="#ffffff"/>
      <style:text-properties fo:font-size="17.8999996185303pt"/>
    </style:style>
    <style:style style:name="P8" style:family="paragraph">
      <style:text-properties fo:font-size="13.8999996185303pt"/>
    </style:style>
    <style:style style:name="P9" style:family="paragraph">
      <loext:graphic-properties draw:fill="none" draw:fill-color="#ffffff"/>
      <style:text-properties fo:font-size="13.8999996185303pt" style:font-size-asian="14pt" style:font-size-complex="14pt"/>
    </style:style>
    <style:style style:name="P10" style:family="paragraph">
      <loext:graphic-properties draw:fill="none"/>
      <style:text-properties fo:font-size="17.8999996185303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649cm" svg:y1="5.069cm" svg:x2="17.649cm" svg:y2="1.965cm">
          <text:p/>
        </draw:line>
        <draw:line draw:style-name="gr1" draw:text-style-name="P1" draw:layer="layout" svg:x1="14.968cm" svg:y1="9.811cm" svg:x2="17.648cm" svg:y2="5.046cm">
          <text:p/>
        </draw:line>
        <draw:line draw:style-name="gr1" draw:text-style-name="P1" xml:id="id2" draw:id="id2" draw:layer="layout" svg:x1="18.53cm" svg:y1="5.069cm" svg:x2="18.53cm" svg:y2="1.965cm">
          <text:p/>
        </draw:line>
        <draw:line draw:style-name="gr1" draw:text-style-name="P1" draw:layer="layout" svg:x1="21.211cm" svg:y1="9.835cm" svg:x2="18.53cm" svg:y2="5.07cm">
          <text:p/>
        </draw:line>
        <draw:line draw:style-name="gr1" draw:text-style-name="P1" draw:layer="layout" svg:x1="18.035cm" svg:y1="5.86cm" svg:x2="20.289cm" svg:y2="9.867cm">
          <text:p/>
        </draw:line>
        <draw:line draw:style-name="gr1" draw:text-style-name="P1" draw:layer="layout" svg:x1="17.154cm" svg:y1="7.505cm" svg:x2="18.45cm" svg:y2="9.81cm">
          <text:p/>
        </draw:line>
        <draw:line draw:style-name="gr1" draw:text-style-name="P1" draw:layer="layout" svg:x1="16.739cm" svg:y1="8.071cm" svg:x2="17.761cm" svg:y2="9.868cm">
          <text:p/>
        </draw:line>
        <draw:line draw:style-name="gr1" draw:text-style-name="P1" draw:layer="layout" svg:x1="17.154cm" svg:y1="7.497cm" svg:x2="18.034cm" svg:y2="5.917cm">
          <text:p/>
        </draw:line>
        <draw:line draw:style-name="gr1" draw:text-style-name="P1" xml:id="id1" draw:id="id1" draw:layer="layout" svg:x1="15.834cm" svg:y1="9.754cm" svg:x2="16.768cm" svg:y2="8.061cm">
          <text:p/>
        </draw:line>
        <draw:connector draw:style-name="gr1" draw:text-style-name="P1" draw:layer="layout" draw:type="line" svg:x1="16.301cm" svg:y1="8.061cm" svg:x2="16.301cm" svg:y2="8.061cm" draw:start-shape="id1" draw:end-shape="id1" svg:d="M16301 8061z" svg:viewBox="0 0 1 1">
          <text:p/>
        </draw:connector>
        <draw:connector draw:style-name="gr1" draw:text-style-name="P1" draw:layer="layout" draw:type="line" svg:x1="18.53cm" svg:y1="5.069cm" svg:x2="18.53cm" svg:y2="5.069cm" draw:start-shape="id2" draw:end-shape="id2" draw:end-glue-point="2" svg:d="M18530 5069z" svg:viewBox="0 0 1 1">
          <text:p/>
        </draw:connector>
        <draw:connector draw:style-name="gr1" draw:text-style-name="P1" draw:layer="layout" draw:type="line" svg:x1="16.301cm" svg:y1="8.061cm" svg:x2="16.301cm" svg:y2="8.061cm" draw:start-shape="id1" draw:end-shape="id1" svg:d="M16301 8061z" svg:viewBox="0 0 1 1">
          <text:p/>
        </draw:connector>
        <draw:line draw:style-name="gr2" draw:text-style-name="P1" draw:layer="layout" svg:x1="17.868cm" svg:y1="8.55cm" svg:x2="19.408cm" svg:y2="8.55cm">
          <text:p/>
        </draw:line>
        <draw:line draw:style-name="gr1" draw:text-style-name="P1" draw:layer="layout" svg:x1="25.222cm" svg:y1="4.733cm" svg:x2="25.222cm" svg:y2="1.965cm">
          <text:p/>
        </draw:line>
        <draw:line draw:style-name="gr1" draw:text-style-name="P1" draw:layer="layout" svg:x1="22.279cm" svg:y1="9.867cm" svg:x2="25.222cm" svg:y2="4.712cm">
          <text:p/>
        </draw:line>
        <draw:line draw:style-name="gr1" draw:text-style-name="P1" xml:id="id3" draw:id="id3" draw:layer="layout" svg:x1="26.021cm" svg:y1="4.733cm" svg:x2="26.021cm" svg:y2="1.965cm">
          <text:p/>
        </draw:line>
        <draw:connector draw:style-name="gr1" draw:text-style-name="P1" draw:layer="layout" draw:type="line" svg:x1="26.021cm" svg:y1="4.733cm" svg:x2="26.021cm" svg:y2="4.733cm" draw:start-shape="id3" draw:end-shape="id3" draw:end-glue-point="2" svg:d="M26021 4733z" svg:viewBox="0 0 1 1">
          <text:p/>
        </draw:connector>
        <draw:polyline draw:style-name="gr3" draw:text-style-name="P1" draw:layer="layout" svg:width="1.046cm" svg:height="1.257cm" svg:x="25.173cm" svg:y="5.59cm" svg:viewBox="0 0 1047 1258" draw:points="0,1258 359,0 509,0 1047,956">
          <text:p/>
        </draw:polyline>
        <draw:polyline draw:style-name="gr1" draw:text-style-name="P1" draw:layer="layout" svg:width="0.597cm" svg:height="0.805cm" svg:x="26.22cm" svg:y="6.446cm" svg:viewBox="0 0 598 806" draw:points="0,101 50,101 199,0 598,704 449,806">
          <text:p/>
        </draw:polyline>
        <draw:polyline draw:style-name="gr3" draw:text-style-name="P1" draw:layer="layout" svg:width="2.393cm" svg:height="4.176cm" svg:x="26.021cm" svg:y="4.735cm" svg:viewBox="0 0 2394 4177" draw:points="0,0 798,1409 835,1439 810,1483 649,1564 1054,2265 1215,2184 1205,2149 2394,4177">
          <text:p/>
        </draw:polyline>
        <draw:line draw:style-name="gr1" draw:text-style-name="P1" draw:layer="layout" svg:x1="26.669cm" svg:y1="7.252cm" svg:x2="27.617cm" svg:y2="8.912cm">
          <text:p/>
        </draw:line>
        <draw:polyline draw:style-name="gr3" draw:text-style-name="P1" draw:layer="layout" svg:width="1.595cm" svg:height="2.968cm" svg:x="24.973cm" svg:y="6.848cm" svg:viewBox="0 0 1596 2969" draw:points="199,0 136,612 150,654 0,755 399,1460 549,1359 598,1359 626,1341 1596,2969">
          <text:p/>
        </draw:polyline>
        <draw:polyline draw:style-name="gr3" draw:text-style-name="P1" draw:layer="layout" svg:width="2.793cm" svg:height="3.924cm" svg:x="22.976cm" svg:y="5.942cm" svg:viewBox="0 0 2794 3925" draw:points="0,3925 2045,0 1646,1359 1571,1798 1646,1863 1696,1863 1846,1762 2245,2466 2095,2567 2095,2582 2794,3875">
          <text:p/>
        </draw:polyline>
        <draw:line draw:style-name="gr4" draw:text-style-name="P1" draw:layer="layout" svg:x1="24.287cm" svg:y1="7.376cm" svg:x2="24.59cm" svg:y2="7.376cm">
          <text:p/>
        </draw:line>
        <draw:line draw:style-name="gr4" draw:text-style-name="P1" draw:layer="layout" svg:x1="24.393cm" svg:y1="7.124cm" svg:x2="24.657cm" svg:y2="7.124cm">
          <text:p/>
        </draw:line>
        <draw:line draw:style-name="gr4" draw:text-style-name="P1" draw:layer="layout" svg:x1="24.491cm" svg:y1="6.978cm" svg:x2="24.757cm" svg:y2="6.978cm">
          <text:p/>
        </draw:line>
        <draw:line draw:style-name="gr4" draw:text-style-name="P1" draw:layer="layout" svg:x1="24.339cm" svg:y1="7.262cm" svg:x2="24.641cm" svg:y2="7.262cm">
          <text:p/>
        </draw:line>
        <draw:line draw:style-name="gr4" draw:text-style-name="P1" draw:layer="layout" svg:x1="24.235cm" svg:y1="7.525cm" svg:x2="24.575cm" svg:y2="7.525cm">
          <text:p/>
        </draw:line>
        <draw:line draw:style-name="gr4" draw:text-style-name="P1" draw:layer="layout" svg:x1="24.129cm" svg:y1="7.664cm" svg:x2="24.529cm" svg:y2="7.664cm">
          <text:p/>
        </draw:line>
        <draw:line draw:style-name="gr5" draw:text-style-name="P1" draw:layer="layout" svg:x1="23.35cm" svg:y1="9.525cm" svg:x2="25.334cm" svg:y2="9.525cm">
          <text:p/>
        </draw:line>
        <draw:line draw:style-name="gr2" draw:text-style-name="P1" draw:layer="layout" svg:x1="25.856cm" svg:y1="8.55cm" svg:x2="27.253cm" svg:y2="8.55cm">
          <text:p/>
        </draw:line>
        <draw:line draw:style-name="gr1" draw:text-style-name="P1" draw:layer="layout" svg:x1="27.616cm" svg:y1="8.912cm" svg:x2="28.414cm" svg:y2="8.912cm">
          <text:p/>
        </draw:line>
        <draw:custom-shape draw:style-name="gr6" draw:text-style-name="P2" draw:layer="layout" svg:width="2.505cm" svg:height="0.35cm" svg:x="4.082cm" svg:y="9.9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27cm" svg:height="0.35cm" svg:x="1.653cm" svg:y="9.9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28cm" svg:height="0.35cm" svg:x="8.986cm" svg:y="9.9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428cm" svg:height="0.35cm" svg:x="6.56cm" svg:y="9.9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428cm" svg:height="0.35cm" svg:x="11.367cm" svg:y="9.9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427cm" svg:height="0.351cm" svg:x="1.653cm" svg:y="4.6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905cm" svg:height="0.351cm" svg:x="4.082cm" svg:y="4.6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427cm" svg:height="0.351cm" svg:x="1.653cm" svg:y="4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07cm" svg:height="0.351cm" svg:x="8.985cm" svg:y="4.6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34cm" svg:height="0.328cm" svg:x="4.446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341cm" svg:height="0.328cm" svg:x="4.446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41cm" svg:height="0.328cm" svg:x="4.446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" draw:id="id4" draw:layer="layout" svg:width="0.34cm" svg:height="0.328cm" svg:x="6.00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4cm" svg:height="0.328cm" svg:x="7.043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4cm" svg:height="0.328cm" svg:x="8.356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5" draw:id="id5" draw:layer="layout" svg:width="0.341cm" svg:height="0.329cm" svg:x="4.326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6" draw:id="id6" draw:layer="layout" svg:width="0.34cm" svg:height="0.329cm" svg:x="5.8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9" draw:id="id9" draw:layer="layout" svg:width="0.34cm" svg:height="0.328cm" svg:x="7.043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0" draw:id="id10" draw:layer="layout" svg:width="0.34cm" svg:height="0.328cm" svg:x="8.356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4cm" svg:height="0.33cm" svg:x="9.424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4cm" svg:height="0.33cm" svg:x="10.736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8" draw:id="id8" draw:layer="layout" svg:width="0.34cm" svg:height="0.33cm" svg:x="9.425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7" draw:id="id7" draw:layer="layout" svg:width="0.34cm" svg:height="0.33cm" svg:x="10.738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4.668cm" svg:y1="4.68cm" svg:x2="6.171cm" svg:y2="4.7cm" draw:end-shape="id4" draw:end-glue-point="4" svg:d="M4668 4680c0-721 1503-731 1503 20" svg:viewBox="0 0 1504 563">
          <text:p/>
        </draw:connector>
        <draw:connector draw:style-name="gr15" draw:text-style-name="P1" draw:layer="layout" draw:type="curve" svg:x1="4.497cm" svg:y1="9.903cm" svg:x2="6.05cm" svg:y2="9.903cm" draw:start-shape="id5" draw:start-glue-point="4" draw:end-shape="id6" draw:end-glue-point="4" svg:d="M4497 9903c0-753 1553-753 1553 0" svg:viewBox="0 0 1554 566">
          <text:p/>
        </draw:connector>
        <draw:connector draw:style-name="gr16" draw:text-style-name="P1" draw:layer="layout" draw:type="curve" draw:line-skew="-0.541cm" svg:x1="4.522cm" svg:y1="9.829cm" svg:x2="10.908cm" svg:y2="9.896cm" draw:end-shape="id7" draw:end-glue-point="4" svg:d="M4522 9829c0-1462 6386-1496 6386 67" svg:viewBox="0 0 6387 1169">
          <text:p/>
        </draw:connector>
        <draw:connector draw:style-name="gr16" draw:text-style-name="P1" draw:layer="layout" draw:type="curve" draw:line-skew="-0.414cm" svg:x1="4.522cm" svg:y1="9.829cm" svg:x2="9.595cm" svg:y2="9.896cm" draw:end-shape="id8" draw:end-glue-point="4" svg:d="M4522 9829c0-1272 5073-1305 5073 67" svg:viewBox="0 0 5074 1026">
          <text:p/>
        </draw:connector>
        <draw:connector draw:style-name="gr15" draw:text-style-name="P1" draw:layer="layout" draw:type="curve" draw:line-skew="-0.164cm" svg:x1="4.668cm" svg:y1="4.657cm" svg:x2="7.213cm" svg:y2="4.699cm" draw:end-shape="id9" draw:end-glue-point="4" svg:d="M4668 4657c0-934 2545-955 2545 42" svg:viewBox="0 0 2546 746">
          <text:p/>
        </draw:connector>
        <draw:connector draw:style-name="gr15" draw:text-style-name="P1" draw:layer="layout" draw:type="curve" draw:line-skew="-0.291cm" svg:x1="4.668cm" svg:y1="4.657cm" svg:x2="8.526cm" svg:y2="4.699cm" draw:end-shape="id10" draw:end-glue-point="4" svg:d="M4668 4657c0-1125 3858-1146 3858 42" svg:viewBox="0 0 3859 889">
          <text:p/>
        </draw:connector>
        <draw:custom-shape draw:style-name="gr17" draw:text-style-name="P5" draw:layer="layout" svg:width="13.838cm" svg:height="10.668cm" svg:x="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3.837cm" svg:height="10.668cm" svg:x="14.839cm" svg:y="1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5.784cm" svg:height="1.003cm" svg:x="5.1cm" svg:y="6.455cm">
          <draw:text-box>
            <text:p text:style-name="P6">Crossover event</text:p>
          </draw:text-box>
        </draw:frame>
        <draw:frame draw:style-name="gr20" draw:text-style-name="P9" draw:layer="layout" svg:width="1.721cm" svg:height="0.861cm" svg:x="14.654cm" svg:y="9.95cm">
          <draw:text-box>
            <text:p text:style-name="P8"><text:span text:style-name="T1">A</text:span><text:span text:style-name="T1">F</text:span><text:span text:style-name="T1">R</text:span></text:p>
          </draw:text-box>
        </draw:frame>
        <draw:frame draw:style-name="gr21" draw:text-style-name="P9" draw:layer="layout" svg:width="2.96cm" svg:height="0.861cm" svg:x="16.952cm" svg:y="9.95cm">
          <draw:text-box>
            <text:p text:style-name="P8"><text:span text:style-name="T1">Non-AFR</text:span></text:p>
          </draw:text-box>
        </draw:frame>
        <draw:frame draw:style-name="gr22" draw:text-style-name="P9" draw:layer="layout" svg:width="1.756cm" svg:height="0.861cm" svg:x="20.033cm" svg:y="9.95cm">
          <draw:text-box>
            <text:p text:style-name="P8"><text:span text:style-name="T1">NEA</text:span></text:p>
          </draw:text-box>
        </draw:frame>
        <draw:frame draw:style-name="gr20" draw:text-style-name="P9" draw:layer="layout" svg:width="1.721cm" svg:height="0.861cm" svg:x="21.882cm" svg:y="9.95cm">
          <draw:text-box>
            <text:p text:style-name="P8"><text:span text:style-name="T1">AFR</text:span></text:p>
          </draw:text-box>
        </draw:frame>
        <draw:frame draw:style-name="gr23" draw:text-style-name="P9" draw:layer="layout" svg:width="2.959cm" svg:height="0.861cm" svg:x="24.838cm" svg:y="9.95cm">
          <draw:text-box>
            <text:p text:style-name="P8"><text:span text:style-name="T1">Non-AFR</text:span></text:p>
          </draw:text-box>
        </draw:frame>
        <draw:frame draw:style-name="gr24" draw:text-style-name="P9" draw:layer="layout" svg:width="1.755cm" svg:height="0.861cm" svg:x="27.261cm" svg:y="9.95cm">
          <draw:text-box>
            <text:p text:style-name="P8"><text:span text:style-name="T1">NE</text:span><text:span text:style-name="T1">A</text:span></text:p>
          </draw:text-box>
        </draw:frame>
        <draw:custom-shape draw:style-name="gr25" draw:text-style-name="P2" draw:layer="layout" svg:width="2.427cm" svg:height="0.353cm" svg:x="7.858cm" svg:y="1.394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5.124cm" svg:height="1.28cm" svg:x="10.384cm" svg:y="1.209cm">
          <draw:text-box>
            <text:p text:style-name="P6"><text:span text:style-name="T2">Introg</text:span><text:span text:style-name="T2">resse</text:span><text:span text:style-name="T2">d </text:span><text:span text:style-name="T2">segm</text:span><text:span text:style-name="T2">ent</text:span></text:p>
          </draw:text-box>
        </draw:frame>
        <draw:custom-shape draw:style-name="gr14" draw:text-style-name="P4" draw:layer="layout" svg:width="0.34cm" svg:height="0.328cm" svg:x="9.817cm" svg:y="2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0" draw:layer="layout" svg:width="5.124cm" svg:height="1.242cm" svg:x="10.384cm" svg:y="2.16cm">
          <draw:text-box>
            <text:p text:style-name="P6"><text:span text:style-name="T2">Introgresse</text:span><text:span text:style-name="T2">d variant</text:span></text:p>
          </draw:text-box>
        </draw:frame>
        <draw:frame draw:style-name="gr28" draw:text-style-name="P12" draw:layer="layout" svg:width="1.018cm" svg:height="1.119cm" svg:x="1.218cm" svg:y="1.254cm">
          <draw:text-box>
            <text:p text:style-name="P11"><text:span text:style-name="T3">A</text:span></text:p>
          </draw:text-box>
        </draw:frame>
        <draw:frame draw:style-name="gr28" draw:text-style-name="P12" draw:layer="layout" svg:width="1.018cm" svg:height="1.119cm" svg:x="15.326cm" svg:y="1.254cm">
          <draw:text-box>
            <text:p text:style-name="P11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6:36:24.287780353</meta:creation-date>
    <dc:date>2020-01-30T10:59:28.439748597</dc:date>
    <meta:editing-duration>PT33M19S</meta:editing-duration>
    <meta:editing-cycles>12</meta:editing-cycles>
    <meta:generator>LibreOffice/6.0.7.3$Linux_X86_64 LibreOffice_project/00m0$Build-3</meta:generator>
    <meta:document-statistic meta:object-count="76"/>
  </office:meta>
</office:document-meta>
</file>